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erif" style:font-name-asian="Cantarell" style:font-name-complex="FreeSerif"/>
    </style:style>
    <style:style style:name="ce24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16" table:default-cell-style-name="Default"/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一</text:p>
          </table:table-cell>
          <table:covered-table-cell table:style-name="ce15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4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4" table:style-name="ce14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2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尤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齊</text:p>
          </table:table-cell>
          <table:table-cell table:style-name="Default" office:value-type="string" calcext:value-type="string">
            <text:p>䒑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 office:value-type="string" calcext:value-type="string">
            <text:p>𠂇廾</text:p>
          </table:table-cell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 office:value-type="string" calcext:value-type="string">
            <text:p>冫</text:p>
          </table:table-cell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 office:value-type="string" calcext:value-type="string">
            <text:p>气</text:p>
          </table:table-cell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<text:span text:style-name="T1">……酉</text:span>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三</text:span>……</text:p>
          </table:table-cell>
          <table:table-cell office:value-type="string" calcext:value-type="string">
            <text:p>丁丂</text:p>
          </table:table-cell>
          <table:table-cell table:style-name="ce16" office:value-type="string" calcext:value-type="string">
            <text:p>子了丩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number-columns-repeated="2"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羊</text:span>鹿</text:p>
          </table:table-cell>
          <table:table-cell office:value-type="string" calcext:value-type="string">
            <text:p>工士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婁</text:p>
          </table:table-cell>
          <table:table-cell office:value-type="string" calcext:value-type="string">
            <text:p>凵臼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也巴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疒亡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/>
          <table:table-cell office:value-type="string" calcext:value-type="string">
            <text:p><text:span text:style-name="T1">匚</text:span>臣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</text:p>
          </table:table-cell>
          <table:table-cell/>
          <table:table-cell table:style-name="Default"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几</text:span>風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08:58:19.156080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09:16:08.212955793</dc:date>
    <meta:editing-duration>P13DT23H24M31S</meta:editing-duration>
    <meta:editing-cycles>2847</meta:editing-cycles>
    <meta:generator>LibreOffice/24.2.7.2$Linux_X86_64 LibreOffice_project/420$Build-2</meta:generator>
    <meta:document-statistic meta:table-count="1" meta:cell-count="451" meta:object-count="0"/>
  </office:meta>
</office:document-meta>
</file>